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0" style:family="table-cell" style:parent-style-name="Default">
      <style:table-cell-properties fo:background-color="#ff6d6d"/>
      <style:text-properties fo:color="#00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9"/>
    <style:style style:name="ce9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6d6d"/>
      <style:text-properties fo:color="#000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21" calcext:value-type="date">
            <text:p>Apr 21, 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Plotly Dash (maybe better than bokeh for web visualisation?, maybe)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kDocs + MkDocStrings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 table:style-name="ce5" office:value-type="string" calcext:value-type="string">
            <text:p>pytest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9:33:22.7459278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9-05T19:34:22.380234148</dc:date>
    <meta:editing-duration>P2DT4H57M45S</meta:editing-duration>
    <meta:editing-cycles>27</meta:editing-cycles>
    <meta:generator>LibreOffice/24.2.7.2$Linux_X86_64 LibreOffice_project/420$Build-2</meta:generator>
    <meta:document-statistic meta:table-count="1" meta:cell-count="169" meta:object-count="0"/>
  </office:meta>
</office:document-meta>
</file>